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2c44" officeooo:paragraph-rsid="001b2c4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ereo Vision Project</text:p>
      <text:p text:style-name="P1">Tyler Quackenbush</text:p>
      <text:p text:style-name="P1"/>
      <text:p text:style-name="P1">I chose to take a second pass at my AR project, this time using a ZED stereo camera to locate each aruco tag and calculate each tag’s position in 3D with much better accuracy than a single camera.</text:p>
      <text:p text:style-name="P1"/>
      <text:p text:style-name="P1">I also added the ability to add a green puck onto the plate and have the virtual object be attracted to the puck with an artificial gravitational force. The puck is located in the image, transformed into the world frame, then physics calculations are performed in the world frame, which affect the accelerations experienced by the virtual object.</text:p>
      <text:p text:style-name="P1"/>
      <text:p text:style-name="P1"><text:a xlink:type="simple" xlink:href="https://youtu.be/KsQIIrWZu3w" text:style-name="Internet_20_link" text:visited-style-name="Visited_20_Internet_20_Link">https://youtu.be/KsQIIrWZu3w</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8T17:03:36.188576383</meta:creation-date>
    <dc:date>2021-03-18T17:07:20.594854233</dc:date>
    <meta:editing-duration>PT3M44S</meta:editing-duration>
    <meta:editing-cycles>2</meta:editing-cycles>
    <meta:generator>LibreOffice/6.4.6.2$Linux_X86_64 LibreOffice_project/40$Build-2</meta:generator>
    <meta:document-statistic meta:table-count="0" meta:image-count="0" meta:object-count="0" meta:page-count="1" meta:paragraph-count="5" meta:word-count="102" meta:character-count="608" meta:non-whitespace-character-count="511"/>
  </office:meta>
</office:document-meta>
</file>